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3465a4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321cm" svg:height="5.588cm" draw:transform="rotate (1.5707963267949) translate (1.833cm 10.69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.575cm" svg:height="5.08cm" draw:transform="rotate (1.5707963267949) translate (6.769cm 3.082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575cm" svg:height="10.033cm" draw:transform="rotate (1.5707963267949) translate (8.656cm 10.782cm)">
            <text:p/>
            <draw:enhanced-geometry svg:viewBox="0 0 21600 21600" draw:type="rectangle" draw:enhanced-path="M 0 0 L 21600 0 21600 21600 0 21600 0 0 Z N"/>
          </draw:custom-shape>
          <draw:g xml:id="id1" draw:id="id1">
            <draw:g>
              <draw:custom-shape draw:style-name="gr3" draw:text-style-name="P1" draw:layer="layout" svg:width="0.508cm" svg:height="0.508cm" draw:transform="rotate (1.5707963267949) translate (8.883cm 10.24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508cm" svg:height="0.508cm" draw:transform="rotate (1.5707963267949) translate (9.484cm 10.24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" draw:text-style-name="P1" draw:layer="layout" svg:width="0.508cm" svg:height="0.508cm" draw:transform="rotate (1.5707963267949) translate (10.084cm 10.24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508cm" svg:height="0.508cm" draw:transform="rotate (1.5707963267949) translate (10.685cm 10.24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 xml:id="id3" draw:id="id3">
            <draw:g>
              <draw:custom-shape draw:style-name="gr3" draw:text-style-name="P1" draw:layer="layout" svg:width="0.508cm" svg:height="0.508cm" draw:transform="rotate (1.5707963267949) translate (11.284cm 10.24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508cm" svg:height="0.508cm" draw:transform="rotate (1.5707963267949) translate (11.885cm 10.24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" draw:text-style-name="P1" draw:layer="layout" svg:width="0.508cm" svg:height="0.508cm" draw:transform="rotate (1.5707963267949) translate (12.485cm 10.24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508cm" svg:height="0.508cm" draw:transform="rotate (1.5707963267949) translate (13.086cm 10.24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 xml:id="id4" draw:id="id4">
            <draw:g>
              <draw:custom-shape draw:style-name="gr3" draw:text-style-name="P1" draw:layer="layout" svg:width="0.508cm" svg:height="0.508cm" draw:transform="rotate (1.5707963267949) translate (13.784cm 10.24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508cm" svg:height="0.508cm" draw:transform="rotate (1.5707963267949) translate (14.385cm 10.24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" draw:text-style-name="P1" draw:layer="layout" svg:width="0.508cm" svg:height="0.508cm" draw:transform="rotate (1.5707963267949) translate (14.985cm 10.24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508cm" svg:height="0.508cm" draw:transform="rotate (1.5707963267949) translate (15.586cm 10.24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 xml:id="id6" draw:id="id6">
            <draw:g>
              <draw:custom-shape draw:style-name="gr3" draw:text-style-name="P1" draw:layer="layout" svg:width="0.508cm" svg:height="0.508cm" draw:transform="rotate (1.5707963267949) translate (16.185cm 10.24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508cm" svg:height="0.508cm" draw:transform="rotate (1.5707963267949) translate (16.786cm 10.24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" draw:text-style-name="P1" draw:layer="layout" svg:width="0.508cm" svg:height="0.508cm" draw:transform="rotate (1.5707963267949) translate (17.386cm 10.24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508cm" svg:height="0.508cm" draw:transform="rotate (1.5707963267949) translate (17.987cm 10.24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 xml:id="id2" draw:id="id2">
            <draw:custom-shape draw:style-name="gr3" draw:text-style-name="P1" draw:layer="layout" svg:width="0.53cm" svg:height="0.53cm" draw:transform="rotate (1.5707963267949) translate (6.984cm 2.56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3cm" svg:height="0.53cm" draw:transform="rotate (1.5707963267949) translate (7.611cm 2.5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5" draw:id="id5">
            <draw:custom-shape draw:style-name="gr3" draw:text-style-name="P1" draw:layer="layout" svg:width="0.508cm" svg:height="0.508cm" draw:transform="rotate (1.5707963267949) translate (8.185cm 2.5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08cm" svg:height="0.508cm" draw:transform="rotate (1.5707963267949) translate (8.786cm 2.5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2" draw:id="id12">
            <draw:custom-shape draw:style-name="gr3" draw:text-style-name="P1" draw:layer="layout" svg:width="0.508cm" svg:height="0.508cm" draw:transform="rotate (1.5707963267949) translate (9.385cm 2.5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08cm" svg:height="0.508cm" draw:transform="rotate (1.5707963267949) translate (9.986cm 2.5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7" draw:id="id7">
            <draw:custom-shape draw:style-name="gr3" draw:text-style-name="P1" draw:layer="layout" svg:width="0.508cm" svg:height="0.508cm" draw:transform="rotate (1.5707963267949) translate (10.586cm 2.5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08cm" svg:height="0.508cm" draw:transform="rotate (1.5707963267949) translate (11.187cm 2.54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4" draw:text-style-name="P1" draw:layer="layout" draw:type="line" svg:x1="10.038cm" svg:y1="9.737cm" svg:x2="7.562cm" svg:y2="2.568cm" draw:start-shape="id1" draw:start-glue-point="0" draw:end-shape="id2" draw:end-glue-point="2" svg:d="M10038 9737l-2476-7169" svg:viewBox="0 0 2477 7170">
            <text:p/>
          </draw:connector>
          <draw:connector draw:style-name="gr4" draw:text-style-name="P1" draw:layer="layout" draw:type="line" svg:x1="12.439cm" svg:y1="9.736cm" svg:x2="7.562cm" svg:y2="2.568cm" draw:start-shape="id3" draw:start-glue-point="0" draw:end-shape="id2" draw:end-glue-point="2" svg:d="M12439 9736l-4877-7168" svg:viewBox="0 0 4878 7169">
            <text:p/>
          </draw:connector>
          <draw:connector draw:style-name="gr4" draw:text-style-name="P1" draw:layer="layout" draw:type="line" svg:x1="14.939cm" svg:y1="9.736cm" svg:x2="8.739cm" svg:y2="2.545cm" draw:start-shape="id4" draw:start-glue-point="0" draw:end-shape="id5" draw:end-glue-point="2" svg:d="M14939 9736l-6200-7191" svg:viewBox="0 0 6201 7192">
            <text:p/>
          </draw:connector>
          <draw:connector draw:style-name="gr4" draw:text-style-name="P1" draw:layer="layout" draw:type="line" svg:x1="17.34cm" svg:y1="9.735cm" svg:x2="8.739cm" svg:y2="2.545cm" draw:start-shape="id6" draw:start-glue-point="0" draw:end-shape="id5" draw:end-glue-point="2" svg:d="M17340 9735l-8601-7190" svg:viewBox="0 0 8602 7191">
            <text:p/>
          </draw:connector>
          <draw:connector draw:style-name="gr4" draw:text-style-name="P1" draw:layer="layout" draw:type="line" svg:x1="14.939cm" svg:y1="9.736cm" svg:x2="11.14cm" svg:y2="2.544cm" draw:start-shape="id4" draw:start-glue-point="0" draw:end-shape="id7" draw:end-glue-point="2" svg:d="M14939 9736l-3799-7192" svg:viewBox="0 0 3800 7193">
            <text:p/>
          </draw:connector>
          <draw:connector draw:style-name="gr4" draw:text-style-name="P1" draw:layer="layout" draw:type="line" svg:x1="12.439cm" svg:y1="9.736cm" svg:x2="11.14cm" svg:y2="2.544cm" draw:start-shape="id3" draw:start-glue-point="0" draw:end-shape="id7" draw:end-glue-point="2" svg:d="M12439 9736l-1299-7192" svg:viewBox="0 0 1300 7193">
            <text:p/>
          </draw:connector>
          <draw:connector draw:style-name="gr4" draw:text-style-name="P1" draw:layer="layout" draw:type="line" svg:x1="10.038cm" svg:y1="9.737cm" svg:x2="8.739cm" svg:y2="2.545cm" draw:start-shape="id1" draw:start-glue-point="0" draw:end-shape="id5" draw:end-glue-point="2" svg:d="M10038 9737l-1299-7192" svg:viewBox="0 0 1300 7193">
            <text:p/>
          </draw:connector>
          <draw:connector draw:style-name="gr4" draw:text-style-name="P1" draw:layer="layout" draw:type="line" svg:x1="14.939cm" svg:y1="9.736cm" svg:x2="7.562cm" svg:y2="2.568cm" draw:start-shape="id4" draw:start-glue-point="0" draw:end-shape="id2" draw:end-glue-point="2" svg:d="M14939 9736l-7377-7168" svg:viewBox="0 0 7378 7169">
            <text:p/>
          </draw:connector>
          <draw:connector draw:style-name="gr4" draw:text-style-name="P1" draw:layer="layout" draw:type="line" svg:x1="17.34cm" svg:y1="9.735cm" svg:x2="7.562cm" svg:y2="2.568cm" draw:start-shape="id6" draw:start-glue-point="0" draw:end-shape="id2" draw:end-glue-point="2" svg:d="M17340 9735l-9778-7167" svg:viewBox="0 0 9779 7168">
            <text:p/>
          </draw:connector>
          <draw:g xml:id="id8" draw:id="id8">
            <draw:custom-shape draw:style-name="gr3" draw:text-style-name="P1" draw:layer="layout" svg:width="0.508cm" svg:height="0.508cm" draw:transform="rotate (1.5707963267949) translate (2.284cm 10.24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08cm" svg:height="0.508cm" draw:transform="rotate (1.5707963267949) translate (2.885cm 10.2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9" draw:id="id9">
            <draw:custom-shape draw:style-name="gr3" draw:text-style-name="P1" draw:layer="layout" svg:width="0.508cm" svg:height="0.508cm" draw:transform="rotate (1.5707963267949) translate (3.485cm 10.2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08cm" svg:height="0.508cm" draw:transform="rotate (1.5707963267949) translate (4.086cm 10.2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0" draw:id="id10">
            <draw:custom-shape draw:style-name="gr3" draw:text-style-name="P1" draw:layer="layout" svg:width="0.508cm" svg:height="0.508cm" draw:transform="rotate (1.5707963267949) translate (4.685cm 10.245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508cm" svg:height="0.508cm" draw:transform="rotate (1.5707963267949) translate (5.286cm 10.24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 xml:id="id11" draw:id="id11">
            <draw:custom-shape draw:style-name="gr3" draw:text-style-name="P1" draw:layer="layout" svg:width="0.508cm" svg:height="0.508cm" draw:transform="rotate (1.5707963267949) translate (5.886cm 10.2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08cm" svg:height="0.508cm" draw:transform="rotate (1.5707963267949) translate (6.487cm 10.24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5" draw:text-style-name="P1" draw:layer="layout" draw:type="line" svg:x1="2.838cm" svg:y1="9.737cm" svg:x2="7.562cm" svg:y2="2.568cm" draw:start-shape="id8" draw:start-glue-point="0" draw:end-shape="id2" draw:end-glue-point="2" svg:d="M2838 9737l4724-7169" svg:viewBox="0 0 4725 7170">
            <text:p/>
          </draw:connector>
          <draw:connector draw:style-name="gr5" draw:text-style-name="P1" draw:layer="layout" draw:type="line" svg:x1="4.039cm" svg:y1="9.736cm" svg:x2="7.562cm" svg:y2="2.568cm" draw:start-shape="id9" draw:start-glue-point="0" draw:end-shape="id2" draw:end-glue-point="2" svg:d="M4039 9736l3523-7168" svg:viewBox="0 0 3524 7169">
            <text:p/>
          </draw:connector>
          <draw:connector draw:style-name="gr5" draw:text-style-name="P1" draw:layer="layout" draw:type="line" svg:x1="5.239cm" svg:y1="9.736cm" svg:x2="8.739cm" svg:y2="2.545cm" draw:start-shape="id10" draw:start-glue-point="0" draw:end-shape="id5" draw:end-glue-point="2" svg:d="M5239 9736l3500-7191" svg:viewBox="0 0 3501 7192">
            <text:p/>
          </draw:connector>
          <draw:connector draw:style-name="gr5" draw:text-style-name="P1" draw:layer="layout" draw:type="line" svg:x1="6.44cm" svg:y1="9.735cm" svg:x2="7.562cm" svg:y2="2.568cm" draw:start-shape="id11" draw:start-glue-point="0" draw:end-shape="id2" draw:end-glue-point="2" svg:d="M6440 9735l1122-7167" svg:viewBox="0 0 1123 7168">
            <text:p/>
          </draw:connector>
          <draw:connector draw:style-name="gr5" draw:text-style-name="P1" draw:layer="layout" draw:type="line" svg:x1="2.838cm" svg:y1="9.737cm" svg:x2="9.939cm" svg:y2="2.545cm" draw:start-shape="id8" draw:start-glue-point="0" draw:end-shape="id12" draw:end-glue-point="2" svg:d="M2838 9737l7101-7192" svg:viewBox="0 0 7102 7193">
            <text:p/>
          </draw:connector>
          <draw:connector draw:style-name="gr5" draw:text-style-name="P1" draw:layer="layout" draw:type="line" svg:x1="5.239cm" svg:y1="9.736cm" svg:x2="9.939cm" svg:y2="2.545cm" draw:start-shape="id10" draw:start-glue-point="0" draw:end-shape="id12" draw:end-glue-point="2" svg:d="M5239 9736l4700-7191" svg:viewBox="0 0 4701 7192">
            <text:p/>
          </draw:connector>
          <draw:frame draw:style-name="gr6" draw:layer="layout" svg:width="0.997cm" svg:height="0.962cm" svg:x="0.86cm" svg:y="9.507cm">
            <draw:text-box>
              <text:p>G</text:p>
            </draw:text-box>
          </draw:frame>
          <draw:frame draw:style-name="gr6" draw:layer="layout" svg:width="0.925cm" svg:height="0.962cm" svg:x="18.894cm" svg:y="9.58cm">
            <draw:text-box>
              <text:p>V</text:p>
            </draw:text-box>
          </draw:frame>
          <draw:frame draw:style-name="gr6" draw:layer="layout" svg:width="0.853cm" svg:height="0.962cm" svg:x="12.163cm" svg:y="1.86cm">
            <draw:text-box>
              <text:p>h</text:p>
            </draw:text-box>
          </draw:frame>
          <draw:frame draw:style-name="gr6" draw:layer="layout" svg:width="2.263cm" svg:height="0.962cm" svg:x="3.284cm" svg:y="10.877cm">
            <draw:text-box>
              <text:p>Genre</text:p>
            </draw:text-box>
          </draw:frame>
          <draw:frame draw:style-name="gr6" draw:layer="layout" svg:width="6.297cm" svg:height="0.962cm" svg:x="10.555cm" svg:y="10.877cm">
            <draw:text-box>
              <text:p>Visible movie ratings</text:p>
            </draw:text-box>
          </draw:frame>
          <draw:frame draw:style-name="gr6" draw:layer="layout" svg:width="5.921cm" svg:height="0.962cm" svg:x="6.418cm" svg:y="0.563cm">
            <draw:text-box>
              <text:p>Hidden binary units</text:p>
            </draw:text-box>
          </draw:frame>
          <draw:frame draw:style-name="gr6" draw:layer="layout" svg:width="1.103cm" svg:height="0.962cm" svg:x="13.306cm" svg:y="5.362cm">
            <draw:text-box>
              <text:p>W</text:p>
            </draw:text-box>
          </draw:frame>
          <draw:frame draw:style-name="gr6" draw:layer="layout" svg:width="1.306cm" svg:height="1.114cm" svg:x="3.781cm" svg:y="5.362cm">
            <draw:text-box>
              <text:p>W<text:span text:style-name="T1">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23:15:44.653336101</meta:creation-date>
    <dc:date>2016-11-07T23:27:51.526819723</dc:date>
    <meta:editing-duration>P0D</meta:editing-duration>
    <meta:editing-cycles>1</meta:editing-cycles>
    <meta:document-statistic meta:object-count="79"/>
    <meta:generator>LibreOffice/4.2.8.2$Linux_X86_64 LibreOffice_project/420m0$Build-2</meta:generator>
  </office:meta>
</office:document-meta>
</file>